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blisko jest,</text:span><text:span text:style-name="T1"><text:line-break/></text:span><text:span text:style-name="T1">oczekuj Go.</text:span><text:span text:style-name="T1"><text:line-break/></text:span><text:span text:style-name="T1">Pan blisko jest,</text:span><text:span text:style-name="T1"><text:line-break/></text:span><text:span text:style-name="T1">w Nim serca moc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6-06T17:50:57</meta:creation-date>
    <dc:date>2013-05-07T14:03:57</dc:date>
    <dc:language>pl-PL</dc:language>
    <meta:editing-cycles>4</meta:editing-cycles>
    <meta:editing-duration>PT5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